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cc3" officeooo:paragraph-rsid="0013ecc3"/>
    </style:style>
    <style:style style:name="P2" style:family="paragraph" style:parent-style-name="Text_20_body">
      <style:text-properties officeooo:rsid="00159134" officeooo:paragraph-rsid="00159134"/>
    </style:style>
    <style:style style:name="P3" style:family="paragraph" style:parent-style-name="Text_20_body">
      <style:text-properties officeooo:rsid="00167d88" officeooo:paragraph-rsid="00167d88"/>
    </style:style>
    <style:style style:name="P4" style:family="paragraph" style:parent-style-name="Text_20_body">
      <style:text-properties officeooo:rsid="00170a10" officeooo:paragraph-rsid="00170a10"/>
    </style:style>
    <style:style style:name="P5" style:family="paragraph" style:parent-style-name="Title">
      <style:text-properties officeooo:rsid="0013ecc3" officeooo:paragraph-rsid="0013ecc3"/>
    </style:style>
    <style:style style:name="T1" style:family="text">
      <style:text-properties officeooo:rsid="0015ec12"/>
    </style:style>
    <style:style style:name="T2" style:family="text">
      <style:text-properties officeooo:rsid="0017c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ractorP5 Documentation:</text:p>
      <text:p text:style-name="P1"/>
      <text:p text:style-name="P1">Class Attractor:</text:p>
      <text:p text:style-name="P1">Making a new Attractor object has three optional parameters:</text:p>
      <text:p text:style-name="P1">pcount - int: This defines the number of particles created, defaults to 1000, it is reccomended to keep this below 3000 to prevent lag.</text:p>
      <text:p text:style-name="P1">magnetism – float: 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 Input undefined for magnetism if you wish to keep that as the default value but input a trail value.</text:p>
      <text:p text:style-name="P1"/>
      <text:p text:style-name="P1">Object properties:</text:p>
      <text:p text:style-name="P1">pcount - int: This defines the number of particles created, defaults to 1000, it is reccomended to keep this below 3000 to prevent lag.</text:p>
      <text:p text:style-name="P1">magnetism – float: <text:span text:style-name="T1">THIS MUST BE CHANGED USING THE FUNCTION Attractor.updatepcount. </text:span>This defines the attractive force of the mouse pointer to the particles. Making this negative causes the mouse to repel particles. Default value is 10.0 <text:tab/></text:p>
      <text:p text:style-name="P1">trail – boolean: This defines whether or not the particles will leave behind trails, defaults to true.</text:p>
      <text:p text:style-name="P1">radius – int: The radius of a particle, in pixels. Defaults to 1</text:p>
      <text:p text:style-name="P2">velocity – int: Multiplies the velocity by this number, defaults to 1</text:p>
      <text:p text:style-name="P4">outline – boolean: Determines whether or not the particles have an outline, defaults to False</text:p>
      <text:p text:style-name="P4">outlinecolour – variable: Determines the colour of the stroke, uses input rules here <text:a xlink:type="simple" xlink:href="https://p5js.org/reference/#/p5/stroke" text:style-name="Internet_20_link" text:visited-style-name="Visited_20_Internet_20_Link">https://p5js.org/reference/#/p5/stroke</text:a> <text:span text:style-name="T2">defaults to ‘red’. Set outline to true to reset colour</text:span></text:p>
      <text:p text:style-name="P3">Object Functions:</text:p>
      <text:p text:style-name="P3">draw: Used to draw the function</text:p>
      <text:p text:style-name="P3">addparticle(int x, int y): adds a particle at the provided x and y coordinates, defaulting to the mouse coordina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21:56:51.223572969</meta:creation-date>
    <dc:date>2018-12-22T01:41:13.022606929</dc:date>
    <meta:editing-duration>PT3H34M9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17" meta:word-count="263" meta:character-count="1673" meta:non-whitespace-character-count="1415"/>
  </office:meta>
</office:document-meta>
</file>